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71cm" fo:margin-left="0.116cm" table:align="left"/>
    </style:style>
    <style:style style:name="Tableau1.A" style:family="table-column">
      <style:table-column-properties style:column-width="9.71cm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1.113cm" table:align="left"/>
    </style:style>
    <style:style style:name="Tableau2.A" style:family="table-column">
      <style:table-column-properties style:column-width="11.113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2.806cm" table:align="left"/>
    </style:style>
    <style:style style:name="Tableau3.A" style:family="table-column">
      <style:table-column-properties style:column-width="12.806cm"/>
    </style:style>
    <style:style style:name="Tableau3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Calibri Light"/>
    </style:style>
    <style:style style:name="P2" style:family="paragraph" style:parent-style-name="Standard">
      <style:text-properties style:font-name="Calibri Light" fo:font-weight="normal" officeooo:rsid="000077b7" officeooo:paragraph-rsid="000077b7" style:font-weight-asian="normal" style:font-weight-complex="normal"/>
    </style:style>
    <style:style style:name="P3" style:family="paragraph" style:parent-style-name="Standard">
      <style:text-properties style:font-name="Calibri Light" fo:font-weight="normal" officeooo:rsid="000077b7" officeooo:paragraph-rsid="0001b102" style:font-weight-asian="normal" style:font-weight-complex="normal"/>
    </style:style>
    <style:style style:name="P4" style:family="paragraph" style:parent-style-name="Standard">
      <style:text-properties style:font-name="Calibri Light" fo:font-weight="normal" officeooo:rsid="000077b7" officeooo:paragraph-rsid="0003a698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alibri Light" fo:font-size="13pt" fo:font-style="italic" style:text-underline-style="solid" style:text-underline-width="auto" style:text-underline-color="font-color" fo:font-weight="bold" officeooo:rsid="000077b7" officeooo:paragraph-rsid="000077b7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 Light" fo:font-size="13pt" fo:font-style="italic" style:text-underline-style="solid" style:text-underline-width="auto" style:text-underline-color="font-color" fo:font-weight="bold" officeooo:rsid="000077b7" officeooo:paragraph-rsid="000077b7" fo:background-color="#bce4e5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text-properties fo:color="#ce181e" style:font-name="Calibri Light" fo:font-weight="bold" officeooo:rsid="00043c9c" officeooo:paragraph-rsid="00043c9c" style:font-weight-asian="bold" style:font-weight-complex="bold"/>
    </style:style>
    <style:style style:name="P8" style:family="paragraph">
      <style:text-properties fo:color="#ba131a" style:font-name="Calibri Light" fo:font-weight="bold" style:font-weight-asian="bold" style:font-weight-complex="bold"/>
    </style:style>
    <style:style style:name="P9" style:family="paragraph">
      <loext:graphic-properties draw:fill-color="#ffffff"/>
      <style:text-properties fo:color="#ba131a" style:font-name="Calibri Light" fo:font-weight="bold" style:font-weight-asian="bold" style:font-weight-complex="bold"/>
    </style:style>
    <style:style style:name="P10" style:family="paragraph">
      <style:paragraph-properties fo:text-align="center"/>
      <style:text-properties style:font-name="Calibri Light" fo:font-weight="bold" style:font-weight-asian="bold" style:font-weight-complex="bold"/>
    </style:style>
    <style:style style:name="P11" style:family="paragraph">
      <loext:graphic-properties draw:fill-color="#ffffff"/>
      <style:paragraph-properties fo:text-align="center"/>
      <style:text-properties style:font-name="Calibri Light" fo:font-weight="bold" style:font-weight-asian="bold" style:font-weight-complex="bold"/>
    </style:style>
    <style:style style:name="T1" style:family="text">
      <style:text-properties style:font-name-asian="Liberation Serif1" style:font-name-complex="Liberation Serif1"/>
    </style:style>
    <style:style style:name="T2" style:family="text">
      <style:text-properties style:font-name-asian="SimSun" style:font-name-complex="Mangal"/>
    </style:style>
    <style:style style:name="T3" style:family="text">
      <style:text-properties officeooo:rsid="0001b102" style:font-name-asian="SimSun" style:font-name-complex="Mangal"/>
    </style:style>
    <style:style style:name="T4" style:family="text">
      <style:text-properties officeooo:rsid="0003a698" style:font-name-asian="SimSun" style:font-name-complex="Mangal"/>
    </style:style>
    <style:style style:name="T5" style:family="text">
      <style:text-properties fo:color="#ba131a" style:font-name="Calibri Light" fo:font-size="13pt" fo:font-weight="bold" style:font-size-asian="11pt" style:font-weight-asian="bold" style:font-size-complex="13pt" style:font-weight-complex="bold"/>
    </style:style>
    <style:style style:name="T6" style:family="text">
      <style:text-properties style:font-name="Calibri Light" fo:font-size="13pt" fo:font-weight="bold" style:font-size-asian="11pt" style:font-weight-asian="bold" style:font-size-complex="13pt" style:font-weight-complex="bold"/>
    </style:style>
    <style:style style:name="gr1" style:family="graphic">
      <style:graphic-properties draw:stroke="none" draw:fill-color="#ffffff" draw:textarea-horizontal-align="justify" draw:textarea-vertical-align="middle" draw:auto-grow-height="false" fo:min-height="1.614cm" fo:min-width="3.9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1.27cm" fo:min-width="1.2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Speudo-code pour le MindMap :</text:p>
      <text:p text:style-name="P5"/>
      <text:p text:style-name="P2"><text:span text:style-name="T1"/></text:p>
      <text:p text:style-name="P2"><text:span text:style-name="T1">◦</text:span><text:span text:style-name="T2"> Si dans la table “bulle”, “num_bulle” == 1,1 {</text:span></text:p>
      <text:p text:style-name="P2"><text:span text:style-name="T2"><text:tab/>- Créer bulle 1,1 avec : nom / couleur</text:span></text:p>
      <text:p text:style-name="P2"><text:span text:style-name="T2"><text:tab/><text:tab/>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draw:custom-shape text:anchor-type="paragraph" draw:z-index="0" draw:name="Forme1" draw:style-name="gr1" draw:text-style-name="P9" svg:width="3.917cm" svg:height="1.615cm" svg:x="10.075cm" svg:y="0.312cm"><text:p text:style-name="P8"><text:span text:style-name="T5">Faire * 8 pour de 1,2 à 1,9</text:span></text:p><draw:enhanced-geometry svg:viewBox="0 0 21600 21600" draw:glue-points="10800 0 0 10800 10800 21600 21600 10800" draw:type="flowchart-process" draw:enhanced-path="M 0 0 L 21600 0 21600 21600 0 21600 0 0 Z N"/></draw:custom-shape><text:span text:style-name="T1"><text:s text:c="10"/>◦</text:span><text:span text:style-name="T2"> Si dans la table “bulle”, “num_bulle” == 1,2 {</text:span></text:p>
            <text:p text:style-name="P2"><text:span text:style-name="T2"><text:s text:c="18"/>- <text:s/>Créer bulle 1,</text:span><text:span text:style-name="T3">2</text:span><text:span text:style-name="T2"> avec : nom / couleur</text:span></text:p>
            <text:p text:style-name="P2"><draw:custom-shape text:anchor-type="paragraph" draw:z-index="3" draw:name="Forme2" draw:style-name="gr2" draw:text-style-name="P11" svg:width="1.271cm" svg:height="1.271cm" svg:x="-1.725cm" svg:y="0.258cm"><text:p text:style-name="P10"><text:span text:style-name="T6">1er etage</text:span></text:p><draw:enhanced-geometry svg:viewBox="0 0 21600 21600" draw:type="rectangle" draw:enhanced-path="M 0 0 L 21600 0 21600 21600 0 21600 0 0 Z N"/></draw:custom-shape><text:span text:style-name="T1"><text:s text:c="18"/></text:span></text:p>
            <text:p text:style-name="P2"><text:span text:style-name="T1"><text:s text:c="18"/>◦</text:span><text:span text:style-name="T2"> Si bulle == 1,1 &amp;&amp; bulle == 1,2 exist {</text:span></text:p>
            <text:p text:style-name="P2"><text:span text:style-name="T2"><text:s text:c="26"/>- <text:s/>Ajout trait / relation entre les 2 bulles</text:span></text:p>
            <text:p text:style-name="P2"><text:span text:style-name="T2"><text:s text:c="18"/></text:span><text:span text:style-name="T3">}</text:span></text:p>
            <text:p text:style-name="P2"><text:span text:style-name="T2"><text:s text:c="11"/></text:span><text:span text:style-name="T3">}</text:span></text:p>
          </table:table-cell>
        </table:table-row>
      </table:table>
      <text:p text:style-name="P2"><text:span text:style-name="T2"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"><draw:custom-shape text:anchor-type="paragraph" draw:z-index="1" draw:name="Forme1" draw:style-name="gr1" draw:text-style-name="P9" svg:width="3.917cm" svg:height="1.615cm" svg:x="11.777cm" svg:y="1.027cm"><text:p text:style-name="P8"><text:span text:style-name="T5">Faire * 9 pour de 1,2,1 à 1,2,9</text:span></text:p><text:p text:style-name="P8"><text:span text:style-name="T5">Faire * 72 fois de 1,2,1 à 1,9,9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name="Forme2" draw:style-name="gr2" draw:text-style-name="P11" svg:width="1.271cm" svg:height="1.271cm" svg:x="-1.767cm" svg:y="1.06cm"><text:p text:style-name="P10"><text:span text:style-name="T6">2ème</text:span></text:p><text:p text:style-name="P10"><text:span text:style-name="T6"><text:s/></text:span><text:span text:style-name="T6">etage</text:span></text:p><draw:enhanced-geometry svg:viewBox="0 0 21600 21600" draw:type="rectangle" draw:enhanced-path="M 0 0 L 21600 0 21600 21600 0 21600 0 0 Z N"/></draw:custom-shape><text:span text:style-name="T1"><text:s text:c="27"/>◦</text:span><text:span text:style-name="T2"> Si dans la table “bulle”, “num_bulle” == 1,2,</text:span><text:span text:style-name="T3">1</text:span><text:span text:style-name="T2"> {</text:span></text:p>
            <text:p text:style-name="P3"><text:span text:style-name="T2"><text:s text:c="35"/>- <text:s/>Créer bulle 1,</text:span><text:span text:style-name="T3">2,1</text:span><text:span text:style-name="T2"> avec : nom / couleur</text:span></text:p>
            <text:p text:style-name="P3"><text:span text:style-name="T1"><text:s text:c="18"/></text:span></text:p>
            <text:p text:style-name="P3"><text:span text:style-name="T1"><text:s text:c="35"/>◦</text:span><text:span text:style-name="T2"> Si bulle == 1,</text:span><text:span text:style-name="T3">2</text:span><text:span text:style-name="T2"> &amp;&amp; bulle == 1,2,</text:span><text:span text:style-name="T3">1</text:span><text:span text:style-name="T2"> exist {</text:span></text:p>
            <text:p text:style-name="P3"><text:span text:style-name="T2"><text:s text:c="42"/>- <text:s/>Ajout trait / relation entre les 2 bulles</text:span></text:p>
            <text:p text:style-name="P3"><text:span text:style-name="T2"><text:s text:c="38"/></text:span><text:span text:style-name="T3">}</text:span></text:p>
            <text:p text:style-name="P3"><text:span text:style-name="T3"><text:s text:c="30"/>}</text:span></text:p>
          </table:table-cell>
        </table:table-row>
      </table:table>
      <text:p text:style-name="P3"><text:span text:style-name="T3"/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"><draw:custom-shape text:anchor-type="paragraph" draw:z-index="2" draw:name="Forme1" draw:style-name="gr1" draw:text-style-name="P9" svg:width="3.917cm" svg:height="1.615cm" svg:x="14.079cm" svg:y="1.418cm"><text:p text:style-name="P8"><text:span text:style-name="T5">Faire * 9 pour de</text:span></text:p><text:p text:style-name="P8"><text:span text:style-name="T5"><text:s text:c="7"/></text:span><text:span text:style-name="T5">1,2,1,1 </text:span></text:p><text:p text:style-name="P8"><text:span text:style-name="T5"><text:s text:c="6"/></text:span><text:span text:style-name="T5">À 1,2,1,9</text:span></text:p><text:p text:style-name="P8"><text:span text:style-name="T5"/></text:p><text:p text:style-name="P8"><text:span text:style-name="T5">Faire * 648 pour de</text:span></text:p><text:p text:style-name="P8"><text:span text:style-name="T5"><text:s text:c="11"/></text:span><text:span text:style-name="T5">1,2,1,1 </text:span></text:p><text:p text:style-name="P8"><text:span text:style-name="T5"><text:s text:c="12"/></text:span><text:span text:style-name="T5">à 1,9,9,9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name="Forme2" draw:style-name="gr2" draw:text-style-name="P11" svg:width="1.271cm" svg:height="1.271cm" svg:x="-1.662cm" svg:y="1.095cm"><text:p text:style-name="P10"><text:span text:style-name="T6">3ème</text:span></text:p><text:p text:style-name="P10"><text:span text:style-name="T6"><text:s/></text:span><text:span text:style-name="T6">etage</text:span></text:p><draw:enhanced-geometry svg:viewBox="0 0 21600 21600" draw:type="rectangle" draw:enhanced-path="M 0 0 L 21600 0 21600 21600 0 21600 0 0 Z N"/></draw:custom-shape><text:span text:style-name="T1"><text:s text:c="42"/>◦</text:span><text:span text:style-name="T2"> Si dans la table “bulle”, “num_bulle” == 1,2,</text:span><text:span text:style-name="T3">1,1</text:span><text:span text:style-name="T2"> {</text:span></text:p>
            <text:p text:style-name="P3"><text:span text:style-name="T2"><text:s text:c="48"/>- <text:s/>Créer bulle 1,</text:span><text:span text:style-name="T3">2,1,1</text:span><text:span text:style-name="T2"> avec : nom / couleur</text:span></text:p>
            <text:p text:style-name="P3"><text:span text:style-name="T1"><text:s text:c="18"/></text:span></text:p>
            <text:p text:style-name="P4"><text:span text:style-name="T1"><text:s text:c="47"/>◦</text:span><text:span text:style-name="T2"> Si bulle == 1,</text:span><text:span text:style-name="T3">2,</text:span><text:span text:style-name="T4">1</text:span><text:span text:style-name="T2"> &amp;&amp; bulle == 1,</text:span><text:span text:style-name="T3">2,1,1</text:span><text:span text:style-name="T2"> <text:s/>exist {</text:span></text:p>
            <text:p text:style-name="P3"><text:span text:style-name="T2"><text:s text:c="55"/>- <text:s/>Ajout trait / relation entre les 2 bulles</text:span></text:p>
            <text:p text:style-name="P3"><text:span text:style-name="T2"><text:s text:c="48"/></text:span><text:span text:style-name="T3">}</text:span></text:p>
            <text:p text:style-name="P3"><text:span text:style-name="T3"><text:s text:c="42"/>} </text:span></text:p>
          </table:table-cell>
        </table:table-row>
      </table:table>
      <text:p text:style-name="P3"><text:span text:style-name="T3"/></text:p>
      <text:p text:style-name="P7"><text:span text:style-name="T2">Ect…….. pour etage 4 / 5 </text:span></text:p>
      <text:p text:style-name="P2"><text:span text:style-name="T2"/></text:p>
      <text:p text:style-name="P2"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20-01-21T16:32:33.355000000</dc:date>
    <meta:editing-duration>PT36S</meta:editing-duration>
    <meta:editing-cycles>1</meta:editing-cycles>
    <meta:document-statistic meta:table-count="3" meta:image-count="0" meta:object-count="0" meta:page-count="1" meta:paragraph-count="27" meta:word-count="154" meta:character-count="1332" meta:non-whitespace-character-count="545"/>
  </office:meta>
</office:document-meta>
</file>